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6" text:anchor-type="page" text:anchor-page-number="1" svg:x="105mm" svg:y="250.07mm" svg:width="105mm" svg:height="33.8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0mm" svg:y="250.07mm" svg:width="105mm" svg:height="33.8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105mm" svg:y="216.27mm" svg:width="105mm" svg:height="33.8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216.27mm" svg:width="105mm" svg:height="33.8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05mm" svg:y="182.47mm" svg:width="105mm" svg:height="33.8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0mm" svg:y="182.47mm" svg:width="105mm" svg:height="33.8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5mm" svg:y="148.68mm" svg:width="105mm" svg:height="33.8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0mm" svg:y="148.68mm" svg:width="105mm" svg:height="33.8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5mm" svg:y="114.88mm" svg:width="105mm" svg:height="33.8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0mm" svg:y="114.88mm" svg:width="105mm" svg:height="33.8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5mm" svg:y="81.09mm" svg:width="105mm" svg:height="33.8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0mm" svg:y="81.09mm" svg:width="105mm" svg:height="33.8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5mm" svg:y="47.29mm" svg:width="105mm" svg:height="33.8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0mm" svg:y="47.29mm" svg:width="105mm" svg:height="33.8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5mm" svg:y="13.49mm" svg:width="105mm" svg:height="33.8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13.49mm" svg:width="105mm" svg:height="33.8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05mm" svg:height="33.8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3.49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31:34.542000000</meta:creation-date>
    <meta:editing-cycles>1</meta:editing-cycles>
    <meta:editing-duration>PT40S</meta:editing-duration>
    <dc:title>Rayfilm 0953</dc:title>
    <dc:date>2022-08-25T17:32:10.351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